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51cm" svg:stroke-color="#000000" draw:marker-start-width="0.276cm" draw:marker-end-width="0.276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 style:list-style-name="L1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standard" style:list-style-name="L1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Ultrafine_20_Dashed" svg:stroke-width="0.051cm" svg:stroke-color="#000000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 style:list-style-name="L1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 style:list-style-name="L1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 style:list-style-name="L1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00" draw:marker-start="Arrowheads_20_2" draw:marker-start-width="0.276cm" draw:marker-end="" draw:marker-end-width="0.276cm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="Arrowheads_20_2" draw:marker-start-width="0.276cm" draw:marker-end="Arrowheads_20_2" draw:marker-end-width="0.276cm" draw:textarea-vertical-align="middle" fo:padding-top="0.15cm" fo:padding-bottom="0.15cm" fo:padding-left="0.275cm" fo:padding-right="0.275cm"/>
    </style:style>
    <style:style style:name="gr12" style:family="graphic" style:parent-style-name="standard" style:list-style-name="L1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000000" draw:marker-start="Arrowheads_20_2" draw:marker-start-width="0.276cm" draw:marker-end="Arrowheads_20_2" draw:marker-end-width="0.276cm" draw:textarea-vertical-align="middle" fo:padding-top="0.15cm" fo:padding-bottom="0.15cm" fo:padding-left="0.275cm" fo:padding-right="0.275cm"/>
    </style:style>
    <style:style style:name="gr14" style:family="graphic" style:parent-style-name="standard" style:list-style-name="L1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000000" draw:marker-start-width="0.276cm" draw:marker-end-width="0.276cm" draw:fill="solid" draw:fill-color="#ff0000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fo:min-height="11.915cm"/>
    </style:style>
    <style:style style:name="P1" style:family="paragraph">
      <style:paragraph-properties fo:text-align="center"/>
      <style:text-properties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start" fo:text-indent="0.02cm"/>
    </style:style>
    <style:style style:name="P4" style:family="paragraph">
      <style:paragraph-properties fo:margin-left="0cm" fo:margin-right="0cm" fo:text-align="start" fo:text-indent="0.347cm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.024cm"/>
    </style:style>
    <style:style style:name="P8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margin-left="0cm" fo:margin-right="0cm" fo:text-align="start" fo:text-indent="0.047cm"/>
    </style:style>
    <style:style style:name="P10" style:family="paragraph">
      <style:paragraph-properties fo:margin-left="0.296cm" fo:margin-right="0cm" fo:text-align="start" fo:text-indent="0.123cm"/>
    </style:style>
    <style:style style:name="P11" style:family="paragraph">
      <style:paragraph-properties fo:margin-left="0cm" fo:margin-right="0cm" fo:text-align="start" fo:text-indent="0.406cm"/>
    </style:style>
    <style:style style:name="P12" style:family="paragraph">
      <style:paragraph-properties fo:margin-left="0cm" fo:margin-right="0cm" fo:text-indent="0.047cm"/>
    </style:style>
    <style:style style:name="P13" style:family="paragraph">
      <style:paragraph-properties fo:margin-left="0cm" fo:margin-right="0cm" fo:text-indent="0.406cm"/>
    </style:style>
    <style:style style:name="P14" style:family="paragraph">
      <style:paragraph-properties fo:margin-left="0.394cm" fo:margin-right="0cm" fo:text-align="start" fo:text-indent="0cm"/>
    </style:style>
    <style:style style:name="P15" style:family="paragraph">
      <style:paragraph-properties fo:margin-left="0.448cm" fo:margin-right="0cm" fo:text-align="start" fo:text-indent="0cm"/>
    </style:style>
    <style:style style:name="T1" style:family="text">
      <style:text-properties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style:font-name="Liberation Sans" fo:font-size="8pt" fo:font-weight="normal" style:letter-kerning="true" style:font-name-asian="WenQuanYi Micro Hei" style:font-size-asian="8pt" style:font-weight-asian="normal" style:font-name-complex="Lohit Hindi" style:font-size-complex="8pt" style:font-weight-complex="normal"/>
    </style:style>
    <style:style style:name="T4" style:family="text">
      <style:text-properties style:font-name="Liberation Sans" fo:font-size="6pt" fo:font-weight="normal" style:letter-kerning="true" style:font-name-asian="WenQuanYi Micro Hei" style:font-size-asian="6pt" style:font-weight-asian="normal" style:font-name-complex="Lohit Hindi" style:font-size-complex="6pt" style:font-weight-complex="normal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font-name="Liberation Sans" fo:font-size="6pt" fo:font-weight="bold" style:letter-kerning="true" style:font-name-asian="WenQuanYi Micro Hei" style:font-size-asian="6pt" style:font-weight-asian="bold" style:font-name-complex="Lohit Hindi" style:font-size-complex="6pt" style:font-weight-complex="bold"/>
    </style:style>
    <style:style style:name="T7" style:family="text">
      <style:text-properties style:font-name="Liberation Sans" fo:font-size="5pt" fo:font-weight="normal" style:letter-kerning="true" style:font-name-asian="WenQuanYi Micro Hei" style:font-size-asian="5pt" style:font-weight-asian="normal" style:font-name-complex="Lohit Hindi" style:font-size-complex="5pt" style:font-weight-complex="normal"/>
    </style:style>
    <style:style style:name="T8" style:family="text">
      <style:text-properties style:font-name="Liberation Sans" fo:font-size="9pt" fo:font-weight="normal" style:letter-kerning="true" style:font-name-asian="WenQuanYi Micro Hei" style:font-size-asian="9pt" style:font-weight-asian="normal" style:font-name-complex="Lohit Hindi" style:font-size-complex="9pt" style:font-weight-complex="normal"/>
    </style:style>
    <style:style style:name="T9" style:family="text">
      <style:text-properties style:font-name="Liberation Sans" fo:font-size="8pt" fo:font-weight="bold" style:letter-kerning="true" style:font-name-asian="WenQuanYi Micro Hei" style:font-size-asian="8pt" style:font-weight-asian="bold" style:font-name-complex="Lohit Hindi" style:font-size-complex="8pt" style:font-weight-complex="bold"/>
    </style:style>
    <style:style style:name="T10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043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cm" text:min-label-width="0.24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93cm" text:min-label-width="0.507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space-before="-0.122cm" text:min-label-width="0.122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0" draw:id="id10" draw:layer="layout" svg:width="6.353cm" svg:height="14.065cm" svg:x="1.238cm" svg:y="11.437cm">
          <text:p text:style-name="P2"><text:span text:style-name="T3"/></text:p>
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 xml:id="id4" draw:id="id4">
          <draw:custom-shape draw:style-name="gr2" draw:text-style-name="P1" xml:id="id8" draw:id="id8" draw:layer="layout" svg:width="4.953cm" svg:height="6.05cm" svg:x="15.002cm" svg:y="11.742cm">
            <text:p text:style-name="P2"><text:span text:style-name="T1">Appraisal</text:span></text:p>
            <text:p text:style-name="P2"><text:span text:style-name="T2"/></text:p>
            <text:list text:style-name="L2">
              <text:list-header>
                <text:p text:style-name="P3"><text:span text:style-name="T3">Processes to compute appraisal </text:span></text:p>
                <text:p text:style-name="P3"><text:span text:style-name="T3">variables:</text:span></text:p>
                <text:p text:style-name="P3"><text:span text:style-name="T3"/></text:p>
                <text:p text:style-name="P3"><text:span text:style-name="T3"/></text:p>
                <text:p text:style-name="P3"><text:span text:style-name="T3"/></text:p>
                <text:p text:style-name="P3"><text:span text:style-name="T3"/></text:p>
                <text:p text:style-name="P3"><text:span text:style-name="T3"/></text:p>
                <text:p text:style-name="P3"><text:span text:style-name="T3"/></text:p>
                <text:p text:style-name="P3"><text:span text:style-name="T3"/></text:p>
                <text:p text:style-name="P3"><text:span text:style-name="T3"/></text:p>
                <text:p text:style-name="P3"><text:span text:style-name="T3"/></text:p>
                <text:p text:style-name="P3"><text:span text:style-name="T3"><text:s/></text:span></text:p>
                <text:p text:style-name="P3"><text:span text:style-name="T4"/></text:p>
                <text:p text:style-name="P4"><text:span text:style-name="T3"/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2.921cm" svg:height="0.508cm" svg:x="16.021cm" svg:y="13.847cm">
            <text:p text:style-name="P2"><text:span text:style-name="T5">Relevanc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921cm" svg:height="0.508cm" svg:x="16.02cm" svg:y="14.352cm">
            <text:p text:style-name="P2"><text:span text:style-name="T5">Perspectiv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921cm" svg:height="0.508cm" svg:x="16.02cm" svg:y="15.368cm">
            <text:p text:style-name="P2"><text:span text:style-name="T5">Desirabilit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921cm" svg:height="0.508cm" svg:x="16.02cm" svg:y="14.858cm">
            <text:p text:style-name="P2"><text:span text:style-name="T5">Expectednes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921cm" svg:height="0.508cm" svg:x="16.02cm" svg:y="15.88cm">
            <text:p text:style-name="P2"><text:span text:style-name="T5">Causal Attribution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921cm" svg:height="0.508cm" svg:x="16.02cm" svg:y="16.392cm">
            <text:p text:style-name="P2"><text:span text:style-name="T5">Controllabilit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921cm" svg:height="0.508cm" svg:x="16.019cm" svg:y="16.903cm">
            <text:p text:style-name="P2"><text:span text:style-name="T5">Urgency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1" xml:id="id2" draw:id="id2" draw:layer="layout" svg:width="4.953cm" svg:height="3.481cm" svg:x="15.056cm" svg:y="18.76cm">
          <text:p text:style-name="P2"><text:span text:style-name="T1">Coping</text:span></text:p>
          <text:p text:style-name="P6"><text:span text:style-name="T3"/></text:p>
          <text:p text:style-name="P6"><text:span text:style-name="T3">Processes to decide on action:</text:span></text:p>
          <text:p text:style-name="P6"><text:span text:style-name="T3"><text:s/></text:span></text:p>
          <text:list text:style-name="L2">
            <text:list-item>
              <text:p text:style-name="P6"><text:span text:style-name="T3"><text:s/></text:span><text:span text:style-name="T3">Attention-Related Strategies</text:span></text:p>
            </text:list-item>
            <text:list-item>
              <text:p text:style-name="P6"><text:span text:style-name="T3"><text:s/></text:span><text:span text:style-name="T3">Belief-Related Strategies</text:span></text:p>
            </text:list-item>
            <text:list-item>
              <text:p text:style-name="P6"><text:span text:style-name="T3"><text:s/></text:span><text:span text:style-name="T3">Desire-Related Strategies</text:span></text:p>
            </text:list-item>
            <text:list-item>
              <text:p text:style-name="P6"><text:span text:style-name="T3"><text:s/></text:span><text:span text:style-name="T3">Intention-Related Strategies</text:span></text:p>
            </text:list-item>
            <text:list-item>
              <text:p text:style-name="P6"><text:span text:style-name="T3"><text:s/></text:span><text:span text:style-name="T3">Collaboration-Related Strategie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096cm" svg:height="11.557cm" svg:x="14.448cm" svg:y="11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5" draw:id="id5" draw:layer="layout" svg:width="4.064cm" svg:height="3.408cm" svg:x="9.115cm" svg:y="12.034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Motivation</text:span></text:p>
          <text:p text:style-name="P2"><text:span text:style-name="T6"/></text:p>
          <text:list text:style-name="L2">
            <text:list-item>
              <text:p text:style-name="P7"><text:span text:style-name="T3"><text:s/></text:span><text:span text:style-name="T3">Motive Generator</text:span></text:p>
            </text:list-item>
            <text:list-item>
              <text:p text:style-name="P7"><text:span text:style-name="T3"><text:s/></text:span><text:span text:style-name="T3">Motive Comparator</text:span></text:p>
            </text:list-item>
            <text:list-item>
              <text:p text:style-name="P7"><text:span text:style-name="T3"><text:s/></text:span><text:span text:style-name="T3">Motivation Monitoring</text:span></text:p>
            </text:list-item>
          </text:list>
          <text:p text:style-name="P7"><text:span text:style-name="T3"/></text:p>
          <text:list text:continue-numbering="true" text:style-name="L2">
            <text:list-header>
              <text:p text:style-name="P7"><text:span text:style-name="T7"/></text:p>
              <text:p text:style-name="P7"><text:span text:style-name="T3"/></text:p>
              <text:p text:style-name="P7"><text:span text:style-name="T3"/></text:p>
              <text:p text:style-name="P7"><text:span text:style-name="T3"/></text:p>
              <text:p text:style-name="P7"><text:span text:style-name="T3"/></text:p>
              <text:p text:style-name="P7"><text:span text:style-name="T3"/></text:p>
              <text:p text:style-name="P7"><text:span text:style-name="T3"/></text:p>
              <text:p text:style-name="P7"><text:span text:style-name="T3"/></text:p>
              <text:p text:style-name="P7"><text:span text:style-name="T3"/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3" draw:id="id3" draw:layer="layout" svg:width="4.064cm" svg:height="1.302cm" svg:x="9.12cm" svg:y="16.578cm">
          <text:p text:style-name="P2"><text:span text:style-name="T1">Belief </text:span></text:p>
          <text:p text:style-name="P2"><text:span text:style-name="T1">Form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6" draw:id="id6" draw:layer="layout" svg:width="4.064cm" svg:height="1.29cm" svg:x="9.118cm" svg:y="18.95cm">
          <text:p text:style-name="P2"><text:span text:style-name="T1">Intention </text:span></text:p>
          <text:p text:style-name="P2"><text:span text:style-name="T1">Form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129cm" svg:height="9.779cm" svg:x="8.571cm" svg:y="11.2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1" draw:id="id1" draw:layer="layout" svg:width="3.185cm" svg:height="1.524cm" svg:x="15.937cm" svg:y="23.438cm">
          <text:p text:style-name="P2"><text:span text:style-name="T1">A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953cm" svg:height="2.794cm" svg:x="2.616cm" svg:y="7.338cm">
          <text:p text:style-name="P2"><text:span text:style-name="T1">Inference</text:span></text:p>
          <text:p text:style-name="P2"><text:span text:style-name="T1"/></text:p>
          <text:list text:style-name="L3">
            <text:list-item>
              <text:p text:style-name="P6"><text:span text:style-name="T3"><text:s/></text:span><text:span text:style-name="T3">Planning</text:span></text:p>
            </text:list-item>
            <text:list-item>
              <text:p text:style-name="P6"><text:span text:style-name="T3"><text:s/></text:span><text:span text:style-name="T3">Event Monitoring</text:span></text:p>
            </text:list-item>
            <text:list-item>
              <text:p text:style-name="P6"><text:span text:style-name="T3"><text:s/></text:span><text:span text:style-name="T3">Decision-Effect Monitoring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7" draw:id="id7" draw:layer="layout" svg:width="4.991cm" svg:height="2.794cm" svg:x="8.655cm" svg:y="7.338cm">
          <text:p text:style-name="P2"><text:span text:style-name="T1">Theory of Mind</text:span></text:p>
          <text:p text:style-name="P2"><text:span text:style-name="T8"/></text:p>
          <text:list text:style-name="L4">
            <text:list-item>
              <text:p text:style-name="P6"><text:span text:style-name="T3">User Modeling</text:span></text:p>
            </text:list-item>
            <text:list-item>
              <text:p text:style-name="P6"><text:span text:style-name="T3">Reverse Appraisal</text:span></text:p>
            </text:list-item>
            <text:list-item>
              <text:p text:style-name="P6"><text:span text:style-name="T3">Motivation Inference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7.529cm" svg:y1="23.438cm" svg:x2="17.532cm" svg:y2="22.241cm" draw:start-shape="id1" draw:start-glue-point="0" draw:end-shape="id2" draw:end-glue-point="2" svg:d="M17529 23438v-599h3v-598" svg:viewBox="0 0 4 1198">
          <text:p/>
        </draw:connector>
        <draw:connector draw:style-name="gr10" draw:text-style-name="P2" draw:layer="layout" svg:x1="13.184cm" svg:y1="17.229cm" svg:x2="15.002cm" svg:y2="14.767cm" draw:start-shape="id3" draw:start-glue-point="1" draw:end-shape="id4" svg:d="M13184 17229h909v-2462h909" svg:viewBox="0 0 1819 2463">
          <text:p/>
        </draw:connector>
        <draw:connector draw:style-name="gr10" draw:text-style-name="P2" draw:layer="layout" svg:x1="11.152cm" svg:y1="16.578cm" svg:x2="11.147cm" svg:y2="15.442cm" draw:start-shape="id3" draw:start-glue-point="0" draw:end-shape="id5" draw:end-glue-point="2" svg:d="M11152 16578v-568h-5v-568" svg:viewBox="0 0 6 1137">
          <text:p/>
        </draw:connector>
        <draw:connector draw:style-name="gr10" draw:text-style-name="P2" draw:layer="layout" svg:x1="11.15cm" svg:y1="18.95cm" svg:x2="11.152cm" svg:y2="17.88cm" draw:start-shape="id6" draw:start-glue-point="0" draw:end-shape="id3" draw:end-glue-point="2" svg:d="M11150 18950v-535h2v-535" svg:viewBox="0 0 3 1071">
          <text:p/>
        </draw:connector>
        <draw:connector draw:style-name="gr11" draw:text-style-name="P2" draw:layer="layout" svg:x1="9.118cm" svg:y1="19.595cm" svg:x2="7.726cm" svg:y2="19.597cm" draw:start-shape="id6" draw:start-glue-point="3" svg:d="M9118 19595h-959v2h-433" svg:viewBox="0 0 1393 3">
          <text:p/>
        </draw:connector>
        <draw:connector draw:style-name="gr11" draw:text-style-name="P2" draw:layer="layout" svg:x1="14.952cm" svg:y1="21.554cm" svg:x2="7.619cm" svg:y2="21.558cm" svg:d="M14952 21554h-3666v4h-3667" svg:viewBox="0 0 7334 5">
          <text:p/>
        </draw:connector>
        <draw:custom-shape draw:style-name="gr12" draw:text-style-name="P1" xml:id="id9" draw:id="id9" draw:layer="layout" svg:width="4.987cm" svg:height="1.7cm" svg:x="8.655cm" svg:y="3.755cm">
          <text:p text:style-name="P2"><text:span text:style-name="T1">Perception</text:span></text:p>
          <text:p text:style-name="P2"><text:span text:style-name="T1"/></text:p>
          <text:p text:style-name="P2"><text:span text:style-name="T3">Processes of Sensory System</text:span>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svg:x1="9.12cm" svg:y1="17.229cm" svg:x2="7.706cm" svg:y2="17.231cm" draw:start-shape="id3" draw:start-glue-point="3" svg:d="M9120 17229h-970v2h-444" svg:viewBox="0 0 1415 3">
          <text:p/>
        </draw:connector>
        <draw:connector draw:style-name="gr13" draw:text-style-name="P2" draw:layer="layout" svg:x1="3.556cm" svg:y1="11.467cm" svg:x2="3.555cm" svg:y2="10.132cm" svg:d="M3556 11467v-667h-1v-668" svg:viewBox="0 0 2 1336">
          <text:p text:style-name="P2"><text:s/></text:p>
        </draw:connector>
        <draw:connector draw:style-name="gr10" draw:text-style-name="P2" draw:layer="layout" svg:x1="11.147cm" svg:y1="12.034cm" svg:x2="11.15cm" svg:y2="10.132cm" draw:start-shape="id5" draw:start-glue-point="0" draw:end-shape="id7" draw:end-glue-point="2" svg:d="M11147 12034v-951h3v-951" svg:viewBox="0 0 4 1903">
          <text:p/>
        </draw:connector>
        <draw:connector draw:style-name="gr10" draw:text-style-name="P2" draw:layer="layout" draw:line-skew="-1.71cm" svg:x1="17.478cm" svg:y1="11.742cm" svg:x2="13.712cm" svg:y2="7.883cm" draw:start-shape="id8" draw:start-glue-point="0" svg:d="M17478 11742v-3902h-3766v43" svg:viewBox="0 0 3767 3903">
          <text:p/>
        </draw:connector>
        <draw:connector draw:style-name="gr10" draw:text-style-name="P2" draw:layer="layout" svg:x1="11.15cm" svg:y1="7.338cm" svg:x2="11.148cm" svg:y2="5.455cm" draw:start-shape="id7" draw:start-glue-point="0" draw:end-shape="id9" svg:d="M11150 7338v-941h-2v-942" svg:viewBox="0 0 3 1884">
          <text:p/>
        </draw:connector>
        <draw:connector draw:style-name="gr10" draw:text-style-name="P2" draw:layer="layout" svg:x1="6.644cm" svg:y1="4.605cm" svg:x2="8.655cm" svg:y2="4.605cm" draw:end-shape="id9" draw:end-glue-point="3" svg:d="M6644 4605h2011" svg:viewBox="0 0 2012 1">
          <text:p/>
        </draw:connector>
        <draw:connector draw:style-name="gr10" draw:text-style-name="P2" draw:layer="layout" draw:line-skew="2.146cm" svg:x1="18.479cm" svg:y1="11.757cm" svg:x2="13.642cm" svg:y2="4.605cm" draw:end-shape="id9" draw:end-glue-point="1" svg:d="M18479 11757h-10v-7152h-4827" svg:viewBox="0 0 4838 7153">
          <text:p/>
        </draw:connector>
        <draw:connector draw:style-name="gr10" draw:text-style-name="P2" draw:layer="layout" svg:x1="8.655cm" svg:y1="8.735cm" svg:x2="6.659cm" svg:y2="5.315cm" draw:start-shape="id7" svg:d="M8655 8735h-1261v-3420h-735" svg:viewBox="0 0 1997 3421">
          <text:p/>
        </draw:connector>
        <draw:connector draw:style-name="gr10" draw:text-style-name="P2" draw:layer="layout" draw:line-skew="6.395cm" svg:x1="19.443cm" svg:y1="11.763cm" svg:x2="6.652cm" svg:y2="3.429cm" svg:d="M19443 11763v-8334h-12791" svg:viewBox="0 0 12792 8335">
          <text:p/>
        </draw:connector>
        <draw:connector draw:style-name="gr11" draw:text-style-name="P2" draw:layer="layout" draw:line-skew="0.211cm" svg:x1="10.862cm" svg:y1="10.207cm" svg:x2="4.415cm" svg:y2="11.437cm" draw:end-shape="id10" svg:d="M10862 10207v563h-6447v667" svg:viewBox="0 0 6448 1231">
          <text:p/>
        </draw:connector>
        <draw:connector draw:style-name="gr11" draw:text-style-name="P2" draw:layer="layout" svg:x1="14.96cm" svg:y1="13.743cm" svg:x2="13.199cm" svg:y2="13.743cm" svg:d="M14960 13743h-1761" svg:viewBox="0 0 1762 1">
          <text:p/>
        </draw:connector>
        <draw:connector draw:style-name="gr10" draw:text-style-name="P2" draw:layer="layout" draw:line-skew="0.348cm -8.522cm" svg:x1="19.955cm" svg:y1="14.767cm" svg:x2="1.239cm" svg:y2="17.675cm" draw:start-shape="id4" draw:start-glue-point="1" draw:end-shape="id10" draw:end-glue-point="9" svg:d="M19955 14767h873v-12379h-20116v15287h527" svg:viewBox="0 0 20117 15288">
          <text:p/>
        </draw:connector>
        <draw:connector draw:style-name="gr13" draw:text-style-name="P2" draw:layer="layout" svg:x1="2.159cm" svg:y1="11.405cm" svg:x2="2.159cm" svg:y2="6.139cm" svg:d="M2159 11405v-5266" svg:viewBox="0 0 1 5267">
          <text:p text:style-name="P2"><text:s/></text:p>
        </draw:connector>
        <draw:custom-shape draw:style-name="gr14" draw:text-style-name="P1" draw:layer="layout" svg:width="5.08cm" svg:height="3.12cm" svg:x="1.555cm" svg:y="2.993cm">
          <text:p text:style-name="P2"><text:span text:style-name="T1">Collaboration</text:span></text:p>
          <text:p text:style-name="P2"><text:span text:style-name="T9"/></text:p>
          <text:list text:style-name="L2">
            <text:list-item>
              <text:p text:style-name="P6"><text:span text:style-name="T3"><text:s/></text:span><text:span text:style-name="T3">Focus Shifting &amp; Interruption</text:span></text:p>
            </text:list-item>
            <text:list-item>
              <text:p text:style-name="P6"><text:span text:style-name="T3"><text:s/></text:span><text:span text:style-name="T3">Failure/Impasse Noticing</text:span></text:p>
            </text:list-item>
            <text:list-item>
              <text:p text:style-name="P6"><text:span text:style-name="T3"><text:s/></text:span><text:span text:style-name="T3">Constraint Management</text:span></text:p>
            </text:list-item>
            <text:list-item>
              <text:p text:style-name="P6"><text:span text:style-name="T3"><text:s/></text:span><text:span text:style-name="T3">Updating Plan</text:span></text:p>
            </text:list-item>
            <text:list-item>
              <text:p text:style-name="P6"><text:span text:style-name="T3"><text:s/></text:span><text:span text:style-name="T3">Collaboration Monitoring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2" xml:id="id11" draw:id="id11" draw:layer="layout" svg:width="0.381cm" svg:height="0.381cm" svg:x="9.652cm" svg:y="6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svg:x1="9.843cm" svg:y1="6.232cm" svg:x2="9.844cm" svg:y2="5.431cm" draw:start-shape="id11" draw:start-glue-point="4" svg:d="M9843 6232v-664h1v-137" svg:viewBox="0 0 2 802">
          <text:p/>
        </draw:connector>
        <draw:custom-shape draw:style-name="gr15" draw:text-style-name="P2" xml:id="id12" draw:id="id12" draw:layer="layout" svg:width="0.381cm" svg:height="0.381cm" svg:x="7.393cm" svg:y="9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svg:x1="6.567cm" svg:y1="9.572cm" svg:x2="7.393cm" svg:y2="9.564cm" draw:end-shape="id12" draw:end-glue-point="6" svg:d="M6567 9572h150v-8h676" svg:viewBox="0 0 827 9">
          <text:p/>
        </draw:connector>
        <draw:frame draw:style-name="gr16" draw:layer="layout" svg:width="5.08cm" svg:height="12.165cm" svg:x="2.667cm" svg:y="13.183cm">
          <draw:text-box>
            <text:p text:style-name="P2"><text:span text:style-name="T1">Mental States</text:span></text:p>
            <text:p text:style-name="P2"><text:span text:style-name="T9"/></text:p>
            <text:list text:style-name="L5">
              <text:list-item>
                <text:p text:style-name="P9"><text:span text:style-name="T3"><text:s/></text:span><text:span text:style-name="T9">Beliefs</text:span></text:p>
              </text:list-item>
              <text:list-item>
                <text:p text:style-name="P10"><text:span text:style-name="T3"><text:s/></text:span><text:span text:style-name="T3">Strength</text:span></text:p>
              </text:list-item>
              <text:list-item>
                <text:p text:style-name="P10"><text:span text:style-name="T3"><text:s/></text:span><text:span text:style-name="T3">Accuracy</text:span></text:p>
              </text:list-item>
              <text:list-item>
                <text:p text:style-name="P10"><text:span text:style-name="T3"><text:s/></text:span><text:span text:style-name="T3">Frequency</text:span></text:p>
              </text:list-item>
              <text:list-item>
                <text:p text:style-name="P10"><text:span text:style-name="T3"><text:s/></text:span><text:span text:style-name="T3">Recency</text:span></text:p>
              </text:list-item>
              <text:list-item>
                <text:p text:style-name="P10"><text:span text:style-name="T3"><text:s/></text:span><text:span text:style-name="T3">Saliency</text:span></text:p>
              </text:list-item>
              <text:list-item>
                <text:p text:style-name="P10"><text:span text:style-name="T3"><text:s/></text:span><text:span text:style-name="T3">Persistence</text:span></text:p>
                <text:p text:style-name="P10"><text:span text:style-name="T4"/></text:p>
              </text:list-item>
              <text:list-item>
                <text:p text:style-name="P9"><text:span text:style-name="T3"><text:s/></text:span><text:span text:style-name="T9">Intentions</text:span></text:p>
              </text:list-item>
              <text:list-item>
                <text:p text:style-name="P11"><text:span text:style-name="T3"><text:s/></text:span><text:span text:style-name="T3">Temporal status</text:span></text:p>
              </text:list-item>
              <text:list-item>
                <text:p text:style-name="P11"><text:span text:style-name="T3"><text:s/></text:span><text:span text:style-name="T3">Direct Experience</text:span></text:p>
              </text:list-item>
              <text:list-item>
                <text:p text:style-name="P11"><text:span text:style-name="T3"><text:s/></text:span><text:span text:style-name="T3">Certainty</text:span></text:p>
              </text:list-item>
              <text:list-item>
                <text:p text:style-name="P11"><text:span text:style-name="T3"><text:s/></text:span><text:span text:style-name="T3">Ambivalence</text:span></text:p>
              </text:list-item>
              <text:list-item>
                <text:p text:style-name="P11"><text:span text:style-name="T3"><text:s/></text:span><text:span text:style-name="T3">Affective-Cognitive Consistency</text:span></text:p>
                <text:p text:style-name="P11"><text:span text:style-name="T3"/></text:p>
              </text:list-item>
              <text:list-item>
                <text:p text:style-name="P12"><text:span text:style-name="T10"><text:s/></text:span><text:span text:style-name="T10">Motives</text:span></text:p>
              </text:list-item>
              <text:list-item>
                <text:p text:style-name="P13"><text:span text:style-name="T5"><text:s/></text:span><text:span text:style-name="T5">Insistence</text:span></text:p>
              </text:list-item>
              <text:list-item>
                <text:p text:style-name="P13"><text:span text:style-name="T5"><text:s/></text:span><text:span text:style-name="T5">Importance</text:span></text:p>
              </text:list-item>
              <text:list-item>
                <text:p text:style-name="P13"><text:span text:style-name="T5"><text:s/></text:span><text:span text:style-name="T5">Urgency</text:span></text:p>
              </text:list-item>
              <text:list-item>
                <text:p text:style-name="P13"><text:span text:style-name="T5"><text:s/></text:span><text:span text:style-name="T5">Intensity</text:span></text:p>
              </text:list-item>
              <text:list-item>
                <text:p text:style-name="P13"><text:span text:style-name="T5"><text:s/></text:span><text:span text:style-name="T5">Failure Disruptiveness</text:span></text:p>
                <text:p text:style-name="P12"><text:span text:style-name="T10"/></text:p>
              </text:list-item>
              <text:list-item>
                <text:p text:style-name="P9"><text:span text:style-name="T3"><text:s/></text:span><text:span text:style-name="T9">Goals</text:span></text:p>
              </text:list-item>
            </text:list>
            <text:list text:style-name="L6">
              <text:list-item>
                <text:p text:style-name="P14"><text:span text:style-name="T3"><text:s/></text:span><text:span text:style-name="T3">Proximity</text:span></text:p>
              </text:list-item>
              <text:list-item>
                <text:p text:style-name="P14"><text:span text:style-name="T3"><text:s/></text:span><text:span text:style-name="T3">Specificity</text:span></text:p>
              </text:list-item>
              <text:list-item>
                <text:p text:style-name="P14"><text:span text:style-name="T3"><text:s/></text:span><text:span text:style-name="T3">Difficulty</text:span></text:p>
                <text:p text:style-name="P14"><text:span text:style-name="T4"/></text:p>
              </text:list-item>
            </text:list>
            <text:list text:style-name="L5">
              <text:list-item>
                <text:p text:style-name="P9"><text:span text:style-name="T3"><text:s/></text:span><text:span text:style-name="T9">Emotion Instances</text:span></text:p>
              </text:list-item>
            </text:list>
            <text:list text:style-name="L7">
              <text:list-item>
                <text:p text:style-name="P15"><text:span text:style-name="T3"><text:s/></text:span><text:span text:style-name="T3">Joy</text:span></text:p>
              </text:list-item>
              <text:list-item>
                <text:p text:style-name="P15"><text:span text:style-name="T3"><text:s/></text:span><text:span text:style-name="T3">Anger </text:span></text:p>
              </text:list-item>
              <text:list-item>
                <text:p text:style-name="P15"><text:span text:style-name="T3"><text:s/></text:span><text:span text:style-name="T3">Hope</text:span></text:p>
              </text:list-item>
              <text:list-item>
                <text:p text:style-name="P15"><text:span text:style-name="T3"><text:s/></text:span><text:span text:style-name="T3">Guilt</text:span></text:p>
              </text:list-item>
              <text:list-item>
                <text:p text:style-name="P15"><text:span text:style-name="T3"><text:s/></text:span><text:span text:style-name="T3">Pride</text:span></text:p>
              </text:list-item>
              <text:list-item>
                <text:p text:style-name="P15"><text:span text:style-name="T3"><text:s/></text:span><text:span text:style-name="T3">Shame</text:span></text:p>
              </text:list-item>
              <text:list-item>
                <text:p text:style-name="P15"><text:span text:style-name="T3"><text:s/></text:span><text:span text:style-name="T3">Worry</text:span></text:p>
              </text:list-item>
            </text:list>
          </draw:text-box>
        </draw:frame>
        <draw:connector draw:style-name="gr11" draw:text-style-name="P2" draw:layer="layout" svg:x1="9.12cm" svg:y1="13.829cm" svg:x2="7.706cm" svg:y2="13.831cm" svg:d="M9120 13829h-970v2h-444" svg:viewBox="0 0 1415 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83cm" fo:margin-bottom="0.483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hammad </meta:initial-creator>
    <meta:creation-date>2014-10-06T16:29:49</meta:creation-date>
    <dc:date>2015-02-11T20:24:49.387823731</dc:date>
    <meta:editing-duration>PT3H18M15S</meta:editing-duration>
    <meta:editing-cycles>110</meta:editing-cycles>
    <meta:generator>LibreOffice/4.2.7.2$Linux_X86_64 LibreOffice_project/420m0$Build-2</meta:generator>
    <meta:document-statistic meta:object-count="46"/>
  </office:meta>
</office:document-meta>
</file>